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2.498cm" fo:min-width="17.6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3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8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98cm" fo:min-width="3.8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698cm" fo:min-width="3.3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3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85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35cm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fo:min-height="0.849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598cm" fo:min-width="15.9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4cm" svg:x="7.3cm" svg:y="22.2cm">
          <text:p text:style-name="P1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cm" svg:height="2.4cm" svg:x="2.9cm" svg:y="22.2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9cm" svg:y="15.8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5.8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8.3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6.6cm" svg:x="3.7cm" svg:y="8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6" draw:text-style-name="P4" draw:layer="layout" svg:width="3.9cm" svg:height="4.8cm" svg:x="2.9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3.5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6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5cm" svg:height="3.8cm" svg:x="12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1cm" svg:y1="16.6cm" svg:x2="2.9cm" svg:y2="16.6cm">
          <text:p/>
        </draw:line>
        <draw:line draw:style-name="gr11" draw:text-style-name="P6" draw:layer="layout" svg:x1="1.074cm" svg:y1="4.3cm" svg:x2="2.874cm" svg:y2="4.3cm">
          <text:p/>
        </draw:line>
        <draw:line draw:style-name="gr11" draw:text-style-name="P6" draw:layer="layout" svg:x1="18.7cm" svg:y1="11.1cm" svg:x2="20.5cm" svg:y2="11.1cm">
          <text:p/>
        </draw:line>
        <draw:line draw:style-name="gr11" draw:text-style-name="P6" draw:layer="layout" svg:x1="20.5cm" svg:y1="13.1cm" svg:x2="18.7cm" svg:y2="13.1cm">
          <text:p/>
        </draw:line>
        <draw:line draw:style-name="gr11" draw:text-style-name="P6" draw:layer="layout" svg:x1="1.074cm" svg:y1="23.5cm" svg:x2="2.874cm" svg:y2="23.5cm">
          <text:p/>
        </draw:line>
        <draw:connector draw:style-name="gr12" draw:text-style-name="P6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1" xml:id="id3" draw:id="id3" draw:layer="layout" svg:x1="11.7cm" svg:y1="7.1cm" svg:x2="14.1cm" svg:y2="7.1cm">
          <text:p/>
        </draw:line>
        <draw:connector draw:style-name="gr14" draw:text-style-name="P1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6" xml:id="id4" draw:id="id4" draw:layer="layout" svg:x1="11.7cm" svg:y1="4.6cm" svg:x2="14.1cm" svg:y2="4.6cm">
          <text:p/>
        </draw:line>
        <draw:connector draw:style-name="gr14" draw:text-style-name="P1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6" xml:id="id5" draw:id="id5" draw:layer="layout" svg:x1="11.7cm" svg:y1="17cm" svg:x2="13.4cm" svg:y2="17cm">
          <text:p/>
        </draw:line>
        <draw:line draw:style-name="gr13" draw:text-style-name="P1" xml:id="id6" draw:id="id6" draw:layer="layout" svg:x1="11.7cm" svg:y1="19.4cm" svg:x2="13.4cm" svg:y2="19.4cm">
          <text:p/>
        </draw:line>
        <draw:connector draw:style-name="gr14" draw:text-style-name="P1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1" draw:layer="layout" svg:x1="6.8cm" svg:y1="19.5cm" svg:x2="7.2cm" svg:y2="19.5cm">
          <text:p/>
        </draw:line>
        <draw:line draw:style-name="gr16" draw:text-style-name="P1" draw:layer="layout" svg:x1="6.825cm" svg:y1="7.1cm" svg:x2="7.225cm" svg:y2="7.1cm">
          <text:p/>
        </draw:line>
        <draw:line draw:style-name="gr17" draw:text-style-name="P6" draw:layer="layout" svg:x1="6.8cm" svg:y1="4.6cm" svg:x2="7.3cm" svg:y2="4.6cm">
          <text:p/>
        </draw:line>
        <draw:line draw:style-name="gr17" draw:text-style-name="P6" draw:layer="layout" svg:x1="6.8cm" svg:y1="16.9cm" svg:x2="7.3cm" svg:y2="16.9cm">
          <text:p/>
        </draw:line>
        <draw:line draw:style-name="gr11" draw:text-style-name="P6" draw:layer="layout" svg:x1="1.048cm" svg:y1="7.4cm" svg:x2="2.848cm" svg:y2="7.4cm">
          <text:p/>
        </draw:line>
        <draw:frame draw:style-name="gr18" draw:text-style-name="P7" draw:layer="layout" svg:width="0.9cm" svg:height="1.119cm" svg:x="1.2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cm" svg:y="15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3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3cm" svg:y="6.502cm">
          <draw:text-box>
            <text:p><text:span text:style-name="T4">-</text:span></text:p>
          </draw:text-box>
        </draw:frame>
        <draw:line draw:style-name="gr11" draw:text-style-name="P6" draw:layer="layout" svg:x1="1.122cm" svg:y1="19.805cm" svg:x2="2.922cm" svg:y2="19.805cm">
          <text:p/>
        </draw:line>
        <draw:frame draw:style-name="gr18" draw:text-style-name="P7" draw:layer="layout" svg:width="0.9cm" svg:height="1.119cm" svg:x="1.374cm" svg:y="18.907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1cm" svg:y="1cm">
          <draw:text-box>
            <text:p text:style-name="P1"><text:span text:style-name="T5">Slave</text:span></text:p>
          </draw:text-box>
        </draw:frame>
        <draw:line draw:style-name="gr15" draw:text-style-name="P6" xml:id="id7" draw:id="id7" draw:layer="layout" svg:x1="11.687cm" svg:y1="23.4cm" svg:x2="13.4cm" svg:y2="23.4cm">
          <text:p/>
        </draw:line>
        <draw:connector draw:style-name="gr14" draw:text-style-name="P1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1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  <draw:page draw:name="page3" draw:style-name="dp1" draw:master-page-name="Default">
        <draw:custom-shape draw:style-name="gr20" draw:text-style-name="P3" draw:layer="layout" svg:width="18.2cm" svg:height="22.8cm" svg:x="2.2cm" svg:y="2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9cm" svg:height="1.8cm" svg:x="2.9cm" svg:y="18.1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5" draw:id="id15" draw:layer="layout" svg:width="4.4cm" svg:height="1.8cm" svg:x="7.3cm" svg:y="18.1cm">
          <text:p text:style-name="P9"><text:span text:style-name="T6">Driver</text:span></text:p>
          <text:p text:style-name="P9"><text:span text:style-name="T6">CAN</text:span></text:p>
          <text:p text:style-name="P9"><text:span text:style-name="T6">Esclav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59cm" svg:height="1.97cm" svg:x="0.998cm" svg:y="1.014cm">
          <draw:text-box>
            <text:p text:style-name="P1"><text:span text:style-name="T5">Master</text:span></text:p>
          </draw:text-box>
        </draw:frame>
        <draw:custom-shape draw:style-name="gr23" draw:text-style-name="P10" xml:id="id12" draw:id="id12" draw:layer="layout" svg:width="4.4cm" svg:height="1.9cm" svg:x="7.3cm" svg:y="11.4cm">
          <text:p text:style-name="P9"><text:span text:style-name="T6">Driver</text:span></text:p>
          <text:p text:style-name="P9"><text:span text:style-name="T6">CAN</text:span></text:p>
          <text:p text:style-name="P9"><text:span text:style-name="T6">Extérieu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4.4cm" svg:height="2.3cm" svg:x="7.287cm" svg:y="3.614cm">
          <text:p text:style-name="P9"><text:span text:style-name="T6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4.4cm" svg:height="2.3cm" svg:x="7.287cm" svg:y="6.214cm">
          <text:p text:style-name="P11"><text:span text:style-name="T7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1cm" svg:height="3.4cm" svg:x="15.7cm" svg:y="9.4cm">
          <text:p text:style-name="P1">STM32F44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6.8cm" svg:y1="19cm" svg:x2="7.3cm" svg:y2="19cm">
          <text:p/>
        </draw:line>
        <draw:line draw:style-name="gr17" draw:text-style-name="P6" draw:layer="layout" svg:x1="7.3cm" svg:y1="4.7cm" svg:x2="6.8cm" svg:y2="4.7cm">
          <text:p/>
        </draw:line>
        <draw:line draw:style-name="gr17" draw:text-style-name="P6" draw:layer="layout" svg:x1="7.3cm" svg:y1="7.2cm" svg:x2="6.8cm" svg:y2="7.2cm">
          <text:p/>
        </draw:line>
        <draw:line draw:style-name="gr17" draw:text-style-name="P6" draw:layer="layout" svg:x1="2.9cm" svg:y1="4.3cm" svg:x2="1cm" svg:y2="4.3cm">
          <text:p/>
        </draw:line>
        <draw:custom-shape draw:style-name="gr24" draw:text-style-name="P4" draw:layer="layout" svg:width="3.9cm" svg:height="14cm" svg:x="2.902cm" svg:y="3.7cm">
          <text:p text:style-name="P1"><text:span text:style-name="T2">Connecteur 2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1" draw:id="id11" draw:layer="layout" svg:width="4.4cm" svg:height="2.3cm" svg:x="7.302cm" svg:y="8.831cm">
          <text:p text:style-name="P11"><text:span text:style-name="T7">Circuit Contrôle contacteur -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5cm" svg:y1="10.017cm" svg:x2="6.815cm" svg:y2="10.017cm">
          <text:p/>
        </draw:line>
        <draw:connector draw:style-name="gr25" draw:text-style-name="P1" draw:layer="layout" svg:x1="15.7cm" svg:y1="11.1cm" svg:x2="11.687cm" svg:y2="4.764cm" draw:start-shape="id8" draw:start-glue-point="3" draw:end-shape="id9" draw:end-glue-point="1" svg:d="M15700 11100h-2006v-6336h-2007" svg:viewBox="0 0 4014 6337">
          <text:p/>
        </draw:connector>
        <draw:connector draw:style-name="gr25" draw:text-style-name="P1" draw:layer="layout" svg:x1="15.7cm" svg:y1="11.1cm" svg:x2="11.687cm" svg:y2="7.364cm" draw:start-shape="id8" draw:start-glue-point="3" draw:end-shape="id10" draw:end-glue-point="1" svg:d="M15700 11100h-2006v-3736h-2007" svg:viewBox="0 0 4014 3737">
          <text:p/>
        </draw:connector>
        <draw:connector draw:style-name="gr25" draw:text-style-name="P1" draw:layer="layout" svg:x1="15.7cm" svg:y1="11.1cm" svg:x2="11.702cm" svg:y2="9.981cm" draw:start-shape="id8" draw:start-glue-point="3" draw:end-shape="id11" draw:end-glue-point="1" svg:d="M15700 11100h-1999v-1119h-1999" svg:viewBox="0 0 3999 1120">
          <text:p/>
        </draw:connector>
        <draw:custom-shape draw:style-name="gr26" draw:text-style-name="P4" draw:layer="layout" svg:width="3.9cm" svg:height="2.1cm" svg:x="2.897cm" svg:y="20.281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16" draw:id="id16" draw:layer="layout" svg:width="4.403cm" svg:height="2.1cm" svg:x="7.297cm" svg:y="20.281cm">
          <text:p text:style-name="P1"><text:span text:style-name="T2">Driver DEL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3cm" svg:y1="21.298cm" svg:x2="6.813cm" svg:y2="21.298cm">
          <text:p/>
        </draw:line>
        <draw:frame draw:style-name="gr18" draw:text-style-name="P7" draw:layer="layout" svg:width="0.9cm" svg:height="1.119cm" svg:x="1.3cm" svg:y="20cm">
          <draw:text-box>
            <text:p><text:span text:style-name="T4">+</text:span></text:p>
          </draw:text-box>
        </draw:frame>
        <draw:line draw:style-name="gr17" draw:text-style-name="P6" draw:layer="layout" svg:x1="2.913cm" svg:y1="20.998cm" svg:x2="1cm" svg:y2="21cm">
          <text:p/>
        </draw:line>
        <draw:line draw:style-name="gr17" draw:text-style-name="P6" draw:layer="layout" svg:x1="2.897cm" svg:y1="21.681cm" svg:x2="1cm" svg:y2="21.7cm">
          <text:p/>
        </draw:line>
        <draw:line draw:style-name="gr17" draw:text-style-name="P6" draw:layer="layout" svg:x1="2.9cm" svg:y1="17cm" svg:x2="1cm" svg:y2="17cm">
          <text:p/>
        </draw:line>
        <draw:frame draw:style-name="gr8" draw:text-style-name="P5" draw:layer="layout" svg:width="1.2cm" svg:height="6.6cm" svg:x="1cm" svg:y="7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17" draw:text-style-name="P6" draw:layer="layout" svg:x1="7.3cm" svg:y1="12.3cm" svg:x2="6.8cm" svg:y2="12.3cm">
          <text:p/>
        </draw:line>
        <draw:connector draw:style-name="gr25" draw:text-style-name="P1" draw:layer="layout" svg:x1="15.7cm" svg:y1="11.1cm" svg:x2="11.7cm" svg:y2="12.35cm" draw:start-shape="id8" draw:start-glue-point="3" draw:end-shape="id12" draw:end-glue-point="1" svg:d="M15700 11100h-2000v1250h-2000" svg:viewBox="0 0 4001 1251">
          <text:p/>
        </draw:connector>
        <draw:custom-shape draw:style-name="gr23" draw:text-style-name="P10" xml:id="id13" draw:id="id13" draw:layer="layout" svg:width="4.4cm" svg:height="1.9cm" svg:x="7.3cm" svg:y="13.6cm">
          <text:p text:style-name="P9"><text:span text:style-name="T6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4" draw:id="id14" draw:layer="layout" svg:width="4.4cm" svg:height="1.9cm" svg:x="7.3cm" svg:y="15.8cm">
          <text:p text:style-name="P9"><text:span text:style-name="T6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5.7cm" svg:y1="11.1cm" svg:x2="11.7cm" svg:y2="14.55cm" draw:start-shape="id8" draw:start-glue-point="3" draw:end-shape="id13" draw:end-glue-point="1" svg:d="M15700 11100h-2000v3450h-2000" svg:viewBox="0 0 4001 3451">
          <text:p/>
        </draw:connector>
        <draw:connector draw:style-name="gr25" draw:text-style-name="P1" draw:layer="layout" svg:x1="15.7cm" svg:y1="11.1cm" svg:x2="11.7cm" svg:y2="16.75cm" draw:start-shape="id8" draw:start-glue-point="3" draw:end-shape="id14" svg:d="M15700 11100h-2000v5650h-2000" svg:viewBox="0 0 4001 5651">
          <text:p/>
        </draw:connector>
        <draw:line draw:style-name="gr17" draw:text-style-name="P6" draw:layer="layout" svg:x1="7.301cm" svg:y1="14.6cm" svg:x2="6.801cm" svg:y2="14.6cm">
          <text:p/>
        </draw:line>
        <draw:line draw:style-name="gr17" draw:text-style-name="P6" draw:layer="layout" svg:x1="7.301cm" svg:y1="16.8cm" svg:x2="6.801cm" svg:y2="16.8cm">
          <text:p/>
        </draw:line>
        <draw:line draw:style-name="gr28" draw:text-style-name="P6" draw:layer="layout" svg:x1="2.914cm" svg:y1="19.099cm" svg:x2="1.001cm" svg:y2="19.101cm">
          <text:p/>
        </draw:line>
        <draw:connector draw:style-name="gr25" draw:text-style-name="P1" draw:layer="layout" svg:x1="17.75cm" svg:y1="12.8cm" svg:x2="11.7cm" svg:y2="19cm" draw:start-shape="id8" draw:start-glue-point="2" draw:end-shape="id15" draw:end-glue-point="1" svg:d="M17750 12800v6200h-6050" svg:viewBox="0 0 6051 6201">
          <text:p/>
        </draw:connector>
        <draw:connector draw:style-name="gr25" draw:text-style-name="P1" draw:layer="layout" svg:x1="17.75cm" svg:y1="12.8cm" svg:x2="11.7cm" svg:y2="21.331cm" draw:start-shape="id8" draw:start-glue-point="2" draw:end-shape="id16" draw:end-glue-point="1" svg:d="M17750 12800v8531h-6050" svg:viewBox="0 0 6051 8532">
          <text:p/>
        </draw:connector>
        <draw:custom-shape draw:style-name="gr26" draw:text-style-name="P4" draw:layer="layout" svg:width="3.9cm" svg:height="2.1cm" svg:x="2.91cm" svg:y="22.781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17" draw:id="id17" draw:layer="layout" svg:width="4.403cm" svg:height="2.1cm" svg:x="7.31cm" svg:y="22.781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26cm" svg:y1="23.798cm" svg:x2="6.826cm" svg:y2="23.798cm">
          <text:p/>
        </draw:line>
        <draw:line draw:style-name="gr17" draw:text-style-name="P6" draw:layer="layout" svg:x1="2.926cm" svg:y1="23.498cm" svg:x2="1.013cm" svg:y2="23.5cm">
          <text:p/>
        </draw:line>
        <draw:line draw:style-name="gr17" draw:text-style-name="P6" draw:layer="layout" svg:x1="2.91cm" svg:y1="24.281cm" svg:x2="1.013cm" svg:y2="24.3cm">
          <text:p/>
        </draw:line>
        <draw:frame draw:style-name="gr29" draw:text-style-name="P7" draw:layer="layout" svg:width="0.8cm" svg:height="1.119cm" svg:x="1.4cm" svg:y="22.5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4cm" svg:y="21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4cm" svg:y="24.102cm">
          <draw:text-box>
            <text:p><text:span text:style-name="T4">-</text:span></text:p>
          </draw:text-box>
        </draw:frame>
        <draw:connector draw:style-name="gr25" draw:text-style-name="P1" draw:layer="layout" svg:x1="17.75cm" svg:y1="12.8cm" svg:x2="11.713cm" svg:y2="23.831cm" draw:start-shape="id8" draw:start-glue-point="2" draw:end-shape="id17" draw:end-glue-point="1" svg:d="M17750 12800v11031h-6037" svg:viewBox="0 0 6038 11032">
          <text:p/>
        </draw:connector>
      </draw:page>
      <draw:page draw:name="page4" draw:style-name="dp1" draw:master-page-name="Default">
        <draw:custom-shape draw:style-name="gr30" draw:text-style-name="P3" draw:layer="layout" svg:width="16.5cm" svg:height="11.9cm" svg:x="19.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4.1cm" svg:height="3.4cm" svg:x="5.998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898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0" draw:id="id20" draw:layer="layout" svg:width="4.4cm" svg:height="2.3cm" svg:x="7.3cm" svg:y="4.7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39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698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9" draw:id="id19" draw:layer="layout" svg:width="2.5cm" svg:height="3.8cm" svg:x="11.998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072cm" svg:y1="4.3cm" svg:x2="2.872cm" svg:y2="4.3cm">
          <text:p/>
        </draw:line>
        <draw:line draw:style-name="gr11" draw:text-style-name="P6" draw:layer="layout" svg:x1="18.698cm" svg:y1="11.1cm" svg:x2="20.498cm" svg:y2="11.1cm">
          <text:p/>
        </draw:line>
        <draw:line draw:style-name="gr11" draw:text-style-name="P6" draw:layer="layout" svg:x1="20.498cm" svg:y1="13.1cm" svg:x2="18.698cm" svg:y2="13.1cm">
          <text:p/>
        </draw:line>
        <draw:connector draw:style-name="gr12" draw:text-style-name="P6" draw:layer="layout" svg:x1="10.098cm" svg:y1="12.1cm" svg:x2="11.998cm" svg:y2="12.1cm" draw:start-shape="id18" draw:start-glue-point="1" draw:end-shape="id19" draw:end-glue-point="3" svg:d="M10098 12100h1900" svg:viewBox="0 0 1901 1">
          <text:p/>
        </draw:connector>
        <draw:line draw:style-name="gr11" draw:text-style-name="P6" draw:layer="layout" svg:x1="1.046cm" svg:y1="7.4cm" svg:x2="2.846cm" svg:y2="7.4cm">
          <text:p/>
        </draw:line>
        <draw:frame draw:style-name="gr18" draw:text-style-name="P7" draw:layer="layout" svg:width="0.9cm" svg:height="1.119cm" svg:x="1.198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8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8cm" svg:y="6.502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0.998cm" svg:y="1cm">
          <draw:text-box>
            <text:p text:style-name="P1"><text:span text:style-name="T5">Lecteur de courant</text:span></text:p>
          </draw:text-box>
        </draw:frame>
        <draw:line draw:style-name="gr11" draw:text-style-name="P6" draw:layer="layout" svg:x1="1.07cm" svg:y1="4.314cm" svg:x2="2.87cm" svg:y2="4.314cm">
          <text:p/>
        </draw:line>
        <draw:line draw:style-name="gr11" draw:text-style-name="P6" draw:layer="layout" svg:x1="20.496cm" svg:y1="13.114cm" svg:x2="18.696cm" svg:y2="13.114cm">
          <text:p/>
        </draw:line>
        <draw:connector draw:style-name="gr12" draw:text-style-name="P6" draw:layer="layout" svg:x1="10.096cm" svg:y1="12.114cm" svg:x2="11.996cm" svg:y2="12.114cm" svg:d="M10096 12114h1900" svg:viewBox="0 0 1901 1">
          <text:p/>
        </draw:connector>
        <draw:connector draw:style-name="gr31" draw:text-style-name="P1" draw:layer="layout" svg:x1="8.048cm" svg:y1="10.4cm" svg:x2="11.7cm" svg:y2="5.85cm" draw:start-shape="id18" draw:start-glue-point="0" draw:end-shape="id20" draw:end-glue-point="1" svg:d="M8048 10400v-1700h4179v-2850h-527" svg:viewBox="0 0 4180 4551">
          <text:p/>
        </draw:connector>
        <draw:line draw:style-name="gr11" draw:text-style-name="P6" draw:layer="layout" svg:x1="1.044cm" svg:y1="7.414cm" svg:x2="2.844cm" svg:y2="7.414cm">
          <text:p/>
        </draw:line>
        <draw:frame draw:style-name="gr18" draw:text-style-name="P7" draw:layer="layout" svg:width="0.9cm" svg:height="1.119cm" svg:x="1.196cm" svg:y="3.314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6cm" svg:y="6.515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6cm" svg:y="6.516cm">
          <draw:text-box>
            <text:p><text:span text:style-name="T4">-</text:span></text:p>
          </draw:text-box>
        </draw:frame>
        <draw:line draw:style-name="gr17" draw:text-style-name="P6" draw:layer="layout" svg:x1="6.8cm" svg:y1="5.9cm" svg:x2="7.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2T12:25:37.301000000</dc:date>
    <meta:editing-duration>PT1H16M32S</meta:editing-duration>
    <meta:editing-cycles>13</meta:editing-cycles>
    <meta:document-statistic meta:object-count="114"/>
  </office:meta>
</office:document-meta>
</file>